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560000001EC7A902C5CA08218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adornments="Normal" style:font-family-generic="swiss" style:font-pitch="variable"/>
    <style:font-face style:name="Arial-BoldMT" svg:font-family="Arial-BoldMT"/>
    <style:font-face style:name="ArialMT" svg:font-family="ArialMT" style:font-family-generic="swiss"/>
    <style:font-face style:name="DejaVu Sans" svg:font-family="'DejaVu Sans'" style:font-family-generic="system" style:font-pitch="variable"/>
    <style:font-face style:name="LMRoman10-Regular" svg:font-family="LMRoman10-Regular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Lohit Hindi2" svg:font-family="'Lohit Hindi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 style:font-charset="x-symbol"/>
    <style:font-face style:name="Tahoma" svg:font-family="Tahoma" style:font-family-generic="swiss" style:font-pitch="variable"/>
    <style:font-face style:name="Verdana" svg:font-family="Verdana" style:font-family-generic="swiss"/>
    <style:font-face style:name="Wingdings" svg:font-family="Wingdings" style:font-charset="x-symbol"/>
    <style:font-face style:name="Wingdings-Regular" svg:font-family="Wingdings-Regular"/>
  </office:font-face-decls>
  <office:automatic-styles>
    <style:style style:name="Tableau3" style:family="table">
      <style:table-properties style:width="18.002cm" fo:break-before="page" table:align="margins" fo:background-color="transparent">
        <style:background-image/>
      </style:table-properties>
    </style:style>
    <style:style style:name="Tableau3.A" style:family="table-column">
      <style:table-column-properties style:column-width="18.002cm" style:rel-column-width="65535*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fo:background-color="#000084" fo:padding="0.097cm" fo:border="0.5pt solid #000000">
        <style:background-image/>
      </style:table-cell-properties>
    </style:style>
    <style:style style:name="Tableau4" style:family="table">
      <style:table-properties style:width="18.002cm" fo:break-before="page" table:align="margins" fo:background-color="transparent">
        <style:background-image/>
      </style:table-properties>
    </style:style>
    <style:style style:name="Tableau4.A" style:family="table-column">
      <style:table-column-properties style:column-width="18.002cm" style:rel-column-width="65535*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fo:background-color="#000084" fo:padding="0.097cm" fo:border="0.5pt solid #000000">
        <style:background-image/>
      </style:table-cell-properties>
    </style:style>
    <style:style style:name="Tableau1" style:family="table">
      <style:table-properties style:width="18.096cm" fo:margin-left="-0.071cm" fo:margin-right="-0.023cm" table:align="margins"/>
    </style:style>
    <style:style style:name="Tableau1.A" style:family="table-column">
      <style:table-column-properties style:column-width="2.646cm" style:rel-column-width="9582*"/>
    </style:style>
    <style:style style:name="Tableau1.B" style:family="table-column">
      <style:table-column-properties style:column-width="15.45cm" style:rel-column-width="55953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.992cm" table:align="left"/>
    </style:style>
    <style:style style:name="Tableau2.A" style:family="table-column">
      <style:table-column-properties style:column-width="3.201cm"/>
    </style:style>
    <style:style style:name="Tableau2.B" style:family="table-column">
      <style:table-column-properties style:column-width="14.79cm"/>
    </style:style>
    <style:style style:name="Tableau2.A1" style:family="table-cell">
      <style:table-cell-properties fo:padding="0.097cm" fo:border="none"/>
    </style:style>
    <style:style style:name="P1" style:family="paragraph" style:parent-style-name="Footnote">
      <style:text-properties officeooo:rsid="000a8f77" officeooo:paragraph-rsid="000a8f77"/>
    </style:style>
    <style:style style:name="P2" style:family="paragraph" style:parent-style-name="Title">
      <style:text-properties officeooo:rsid="000a8f77" officeooo:paragraph-rsid="000a8f77"/>
    </style:style>
    <style:style style:name="P3" style:family="paragraph" style:parent-style-name="Footnote">
      <style:text-properties officeooo:paragraph-rsid="0018e5b2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loext:opacity="100%" style:font-name="Liberation Sans" fo:font-size="12pt" officeooo:paragraph-rsid="000a8f77" style:font-name-asian="ArialMT" style:font-size-asian="12pt" style:font-name-complex="ArialMT" style:font-size-complex="12pt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loext:opacity="100%" style:font-name="Liberation Sans" fo:font-size="12pt" officeooo:paragraph-rsid="0010ad42" style:font-name-asian="ArialMT" style:font-size-asian="12pt" style:font-name-complex="ArialMT" style:font-size-complex="12pt"/>
    </style:style>
    <style:style style:name="P6" style:family="paragraph" style:parent-style-name="Standard">
      <style:paragraph-properties style:text-autospace="none"/>
      <style:text-properties fo:color="#000000" loext:opacity="100%" style:font-name="Liberation Sans" fo:font-size="12pt" officeooo:paragraph-rsid="000a8f77" style:font-name-asian="ArialMT" style:font-size-asian="12pt" style:font-name-complex="ArialMT" style:font-size-complex="12pt"/>
    </style:style>
    <style:style style:name="P7" style:family="paragraph" style:parent-style-name="Standard">
      <style:paragraph-properties style:text-autospace="none"/>
      <style:text-properties fo:color="#000000" loext:opacity="100%" style:font-name="Liberation Sans" fo:font-size="12pt" officeooo:rsid="000e1f10" officeooo:paragraph-rsid="000a8f77" style:font-name-asian="ArialMT" style:font-size-asian="12pt" style:font-name-complex="ArialMT" style:font-size-complex="12pt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loext:opacity="100%" style:font-name="Liberation Sans" fo:font-size="12pt" fo:font-weight="normal" officeooo:paragraph-rsid="000a8f77" style:font-name-asian="Arial-BoldMT" style:font-size-asian="12pt" style:font-weight-asian="normal" style:font-name-complex="Arial-BoldMT" style:font-size-complex="12pt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loext:opacity="100%" style:font-name="Liberation Sans" fo:font-size="12pt" officeooo:rsid="000e1f10" officeooo:paragraph-rsid="000a8f77" style:font-name-asian="Verdana" style:font-size-asian="12pt" style:font-name-complex="Verdana" style:font-size-complex="12pt"/>
    </style:style>
    <style:style style:name="P10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 style:shadow="none" style:text-autospace="none"/>
      <style:text-properties fo:color="#000000" loext:opacity="100%" style:font-name="Liberation Sans" fo:font-size="12pt" officeooo:paragraph-rsid="000a8f77" style:font-name-asian="Verdana" style:font-size-asian="12pt" style:font-name-complex="Verdana" style:font-size-complex="12pt"/>
    </style:style>
    <style:style style:name="P11" style:family="paragraph" style:parent-style-name="Standard">
      <style:paragraph-properties fo:text-align="justify" style:justify-single-word="false" style:shadow="none" style:text-autospace="none"/>
      <style:text-properties fo:color="#000000" loext:opacity="100%" style:font-name="Liberation Sans" fo:font-size="12pt" officeooo:paragraph-rsid="009ca0c2" style:font-name-asian="Verdana" style:font-size-asian="12pt" style:font-name-complex="Verdana" style:font-size-complex="12pt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loext:opacity="100%" style:font-name="Liberation Sans" fo:font-size="10pt" fo:font-weight="normal" officeooo:paragraph-rsid="000a8f77" style:font-name-asian="Arial-BoldMT" style:font-size-asian="10pt" style:font-weight-asian="normal" style:font-name-complex="Arial-BoldMT" style:font-size-complex="10pt" style:font-weight-complex="normal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loext:opacity="100%" style:font-name="Liberation Sans" fo:font-size="10pt" officeooo:paragraph-rsid="000a8f77" style:font-name-asian="Arial-BoldMT" style:font-size-asian="10pt" style:font-name-complex="Arial-BoldMT" style:font-size-complex="10pt"/>
    </style:style>
    <style:style style:name="P14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 style:text-autospace="none"/>
      <style:text-properties fo:color="#000000" loext:opacity="100%" style:font-name="Liberation Sans" fo:font-size="10pt" officeooo:paragraph-rsid="000a8f77" style:font-name-asian="Arial-BoldMT" style:font-size-asian="10pt" style:font-name-complex="Arial-BoldMT" style:font-size-complex="10pt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loext:opacity="100%" style:font-name="Liberation Sans" fo:font-size="10pt" officeooo:paragraph-rsid="0010ad42" style:font-name-asian="Arial-BoldMT" style:font-size-asian="10pt" style:font-name-complex="Arial-BoldMT" style:font-size-complex="10pt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loext:opacity="100%" style:font-name="Liberation Sans" fo:font-size="10pt" officeooo:rsid="006de380" officeooo:paragraph-rsid="006de380" style:font-name-asian="Arial-BoldMT" style:font-size-asian="10pt" style:font-name-complex="Arial-BoldMT" style:font-size-complex="10pt"/>
    </style:style>
    <style:style style:name="P17" style:family="paragraph" style:parent-style-name="Standard">
      <style:paragraph-properties fo:text-align="justify" style:justify-single-word="false" style:text-autospace="none"/>
      <style:text-properties fo:color="#339bff" loext:opacity="100%" style:font-name="Liberation Sans" fo:font-size="12pt" fo:font-style="normal" officeooo:paragraph-rsid="003b5c08" style:font-name-asian="Verdana" style:font-size-asian="12pt" style:font-style-asian="normal" style:font-name-complex="Verdana" style:font-size-complex="12pt" style:font-style-complex="normal"/>
    </style:style>
    <style:style style:name="P18" style:family="paragraph" style:parent-style-name="Standard">
      <style:paragraph-properties fo:text-align="justify" style:justify-single-word="false" style:shadow="none" style:text-autospace="none"/>
      <style:text-properties fo:color="#339bff" loext:opacity="100%" style:font-name="Liberation Sans" fo:font-size="12pt" fo:font-style="normal" officeooo:paragraph-rsid="000a8f77" style:font-name-asian="Verdana" style:font-size-asian="12pt" style:font-style-asian="normal" style:font-name-complex="Verdana" style:font-size-complex="12pt" style:font-style-complex="normal"/>
    </style:style>
    <style:style style:name="P19" style:family="paragraph" style:parent-style-name="Standard">
      <style:text-properties officeooo:paragraph-rsid="000a8f77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99ff" loext:opacity="100%" style:font-name="Liberation Sans" fo:font-size="12pt" officeooo:paragraph-rsid="0010ad42" style:font-name-asian="ArialMT" style:font-size-asian="12pt" style:font-name-complex="ArialMT" style:font-size-complex="12pt"/>
    </style:style>
    <style:style style:name="P21" style:family="paragraph" style:parent-style-name="Standard">
      <style:paragraph-properties fo:text-align="start" style:justify-single-word="false" style:text-autospace="none"/>
      <style:text-properties officeooo:paragraph-rsid="000a8f77"/>
    </style:style>
    <style:style style:name="P22" style:family="paragraph" style:parent-style-name="Standard">
      <style:text-properties fo:color="#000084" loext:opacity="100%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84" loext:opacity="100%" style:font-name="Liberation Sans" fo:font-size="12pt" fo:font-style="normal" officeooo:paragraph-rsid="000a8f77" style:font-name-asian="Verdana" style:font-size-asian="12pt" style:font-style-asian="normal" style:font-name-complex="Verdana" style:font-size-complex="12pt" style:font-style-complex="normal"/>
    </style:style>
    <style:style style:name="P24" style:family="paragraph" style:parent-style-name="Standard">
      <style:paragraph-properties fo:text-align="start" style:justify-single-word="false" style:text-autospace="none"/>
      <style:text-properties fo:color="#000084" loext:opacity="100%" style:font-name="Liberation Sans" fo:font-size="12pt" fo:font-style="normal" officeooo:paragraph-rsid="003b5c08" style:font-name-asian="Verdana" style:font-size-asian="12pt" style:font-style-asian="normal" style:font-name-complex="Verdana" style:font-size-complex="12pt" style:font-style-complex="normal"/>
    </style:style>
    <style:style style:name="P25" style:family="paragraph" style:parent-style-name="Standard">
      <style:paragraph-properties fo:text-align="justify" style:justify-single-word="false" style:shadow="none" style:text-autospace="none"/>
      <style:text-properties fo:color="#000084" loext:opacity="100%" style:font-name="Liberation Sans" fo:font-size="12pt" fo:font-style="normal" officeooo:paragraph-rsid="000a8f77" style:font-name-asian="Verdana" style:font-size-asian="12pt" style:font-style-asian="normal" style:font-name-complex="Verdana" style:font-size-complex="12pt" style:font-style-complex="normal"/>
    </style:style>
    <style:style style:name="P26" style:family="paragraph" style:parent-style-name="Text_20_body">
      <style:text-properties fo:color="#000084" loext:opacity="100%" style:font-name="Liberation Sans" fo:font-size="12pt" fo:language="zxx" fo:country="none" fo:font-style="normal" officeooo:rsid="00372a50" officeooo:paragraph-rsid="00372a50" style:font-name-asian="Verdana" style:font-size-asian="12pt" style:font-style-asian="normal" style:font-name-complex="Verdana" style:font-size-complex="12pt" style:font-style-complex="normal"/>
    </style:style>
    <style:style style:name="P27" style:family="paragraph" style:parent-style-name="Standard">
      <style:paragraph-properties fo:text-align="start" style:justify-single-word="false" style:text-autospace="none"/>
      <style:text-properties fo:color="#000084" loext:opacity="100%" fo:font-size="12pt" officeooo:paragraph-rsid="000a8f77" style:font-size-asian="12pt" style:font-size-complex="12pt"/>
    </style:style>
    <style:style style:name="P28" style:family="paragraph" style:parent-style-name="Text_20_body">
      <style:text-properties fo:color="#000084" loext:opacity="100%"/>
    </style:style>
    <style:style style:name="P29" style:family="paragraph" style:parent-style-name="Text_20_body">
      <style:text-properties fo:color="#000084" loext:opacity="100%" fo:font-size="10pt" style:font-size-asian="8.75pt" style:font-size-complex="10pt"/>
    </style:style>
    <style:style style:name="P30" style:family="paragraph" style:parent-style-name="Quotations">
      <style:text-properties fo:font-weight="bold" officeooo:rsid="000a8f77" officeooo:paragraph-rsid="000a8f77" style:font-weight-asian="bold" style:font-weight-complex="bold"/>
    </style:style>
    <style:style style:name="P31" style:family="paragraph" style:parent-style-name="Quotations">
      <style:text-properties officeooo:paragraph-rsid="006ed8c6"/>
    </style:style>
    <style:style style:name="P32" style:family="paragraph" style:parent-style-name="Standard">
      <style:paragraph-properties fo:text-align="justify" style:justify-single-word="false" style:text-autospace="none"/>
      <style:text-properties fo:font-size="12pt" officeooo:paragraph-rsid="000a8f77" style:font-size-asian="12pt" style:font-size-complex="12pt"/>
    </style:style>
    <style:style style:name="P33" style:family="paragraph" style:parent-style-name="Standard">
      <loext:graphic-properties draw:fill-gradient-name="gradient" draw:fill-hatch-name="hatch"/>
      <style:paragraph-properties fo:margin-top="0cm" fo:margin-bottom="0.496cm" style:contextual-spacing="false"/>
    </style:style>
    <style:style style:name="P34" style:family="paragraph" style:parent-style-name="Text_20_body">
      <loext:graphic-properties draw:fill-gradient-name="gradient" draw:fill-hatch-name="hatch"/>
      <style:paragraph-properties fo:margin-top="0cm" fo:margin-bottom="0.254cm" style:contextual-spacing="false"/>
      <style:text-properties officeooo:paragraph-rsid="00372a50"/>
    </style:style>
    <style:style style:name="P35" style:family="paragraph" style:parent-style-name="Text_20_body">
      <loext:graphic-properties draw:fill-gradient-name="gradient" draw:fill-hatch-name="hatch"/>
      <style:paragraph-properties fo:margin-top="0cm" fo:margin-bottom="0.418cm" style:contextual-spacing="false"/>
      <style:text-properties officeooo:paragraph-rsid="00372a50"/>
    </style:style>
    <style:style style:name="P36" style:family="paragraph" style:parent-style-name="Text_20_body">
      <style:text-properties fo:font-size="13pt" style:font-size-asian="11.3500003814697pt" style:font-size-complex="13pt"/>
    </style:style>
    <style:style style:name="P37" style:family="paragraph" style:parent-style-name="Standard">
      <style:paragraph-properties fo:margin-left="0cm" fo:margin-right="0cm" fo:margin-top="0cm" fo:margin-bottom="0cm" style:contextual-spacing="false" style:line-height-at-least="0cm" fo:text-align="center" style:justify-single-word="false" fo:text-indent="0cm" style:auto-text-indent="false" style:writing-mode="lr-tb"/>
      <style:text-properties fo:color="#ffffff" loext:opacity="100%" style:text-outline="false" style:text-line-through-style="none" style:text-line-through-type="none" style:font-name="Liberation Sans" fo:font-size="32pt" fo:letter-spacing="normal" fo:font-style="normal" fo:text-shadow="none" style:text-underline-style="none" fo:font-weight="bold" style:letter-kerning="true" style:font-name-asian="Arial-BoldMT" style:font-size-asian="32pt" style:font-style-asian="normal" style:font-weight-asian="bold" style:font-name-complex="Arial-BoldMT" style:font-size-complex="16pt" style:text-emphasize="none"/>
    </style:style>
    <style:style style:name="P38" style:family="paragraph" style:parent-style-name="Standard">
      <style:paragraph-properties fo:margin-left="0.499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fo:color="#ffffff" loext:opacity="100%" style:text-outline="false" style:text-line-through-style="none" style:text-line-through-type="none" style:font-name="Liberation Sans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P39" style:family="paragraph" style:parent-style-name="Standard">
      <style:paragraph-properties fo:margin-left="0.499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fo:color="#ffffff" loext:opacity="100%" style:text-outline="false" style:text-line-through-style="none" style:text-line-through-type="none" style:font-name="Liberation Sans" fo:font-size="12pt" fo:letter-spacing="normal" fo:font-style="normal" fo:text-shadow="none" style:text-underline-style="none" fo:font-weight="normal" officeooo:paragraph-rsid="0093d517" style:letter-kerning="true" style:font-size-asian="12pt" style:font-style-asian="normal" style:font-weight-asian="normal" style:font-size-complex="12pt" style:text-emphasize="none"/>
    </style:style>
    <style:style style:name="P40" style:family="paragraph" style:parent-style-name="Standard">
      <style:paragraph-properties fo:margin-left="0.499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fo:color="#ffffff" loext:opacity="100%" style:text-outline="false" style:text-line-through-style="none" style:text-line-through-type="none" style:font-name="Liberation Sans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41" style:family="paragraph" style:parent-style-name="Standard">
      <style:paragraph-properties fo:margin-left="0.499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fo:color="#ffffff" loext:opacity="100%" style:text-outline="false" style:text-line-through-style="none" style:text-line-through-type="none" style:font-name="Liberation Sans" fo:font-size="26pt" fo:letter-spacing="normal" fo:font-style="normal" fo:text-shadow="none" style:text-underline-style="none" fo:font-weight="bold" style:letter-kerning="true" style:font-size-asian="26pt" style:font-style-asian="normal" style:font-weight-asian="bold" style:text-emphasize="none"/>
    </style:style>
    <style:style style:name="P42" style:family="paragraph" style:parent-style-name="Standard">
      <style:paragraph-properties fo:margin-left="0cm" fo:margin-right="0cm" fo:margin-top="0cm" fo:margin-bottom="0cm" style:contextual-spacing="false" style:line-height-at-least="0cm" fo:text-align="center" style:justify-single-word="false" fo:text-indent="0cm" style:auto-text-indent="false" style:writing-mode="lr-tb"/>
      <style:text-properties fo:color="#ffffff" loext:opacity="100%" style:text-outline="false" style:text-line-through-style="none" style:text-line-through-type="none" style:font-name="Liberation Sans" fo:font-size="18pt" fo:letter-spacing="normal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P43" style:family="paragraph" style:parent-style-name="Standard">
      <style:paragraph-properties fo:margin-left="0.499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fo:color="#ffffff" loext:opacity="100%" style:text-outline="false" style:text-line-through-style="none" style:text-line-through-type="none" style:font-name="Lohit Hindi2" fo:font-size="9pt" fo:letter-spacing="normal" fo:font-style="normal" fo:text-shadow="none" style:text-underline-style="none" fo:font-weight="bold" style:letter-kerning="true" style:font-size-asian="7.84999990463257pt" style:font-style-asian="normal" style:font-weight-asian="bold" style:font-size-complex="9pt" style:text-emphasize="none"/>
    </style:style>
    <style:style style:name="P44" style:family="paragraph" style:parent-style-name="Standard">
      <style:paragraph-properties fo:margin-left="0.499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fo:color="#ffffff" loext:opacity="100%" style:text-outline="false" style:text-line-through-style="none" style:text-line-through-type="none" style:font-name="0" fo:font-size="6pt" fo:letter-spacing="normal" fo:font-style="normal" fo:text-shadow="none" style:text-underline-style="none" fo:font-weight="bold" officeooo:paragraph-rsid="0093d517" style:letter-kerning="true" style:font-name-asian="Verdana" style:font-size-asian="5.25pt" style:font-style-asian="normal" style:font-weight-asian="bold" style:font-name-complex="Verdana" style:font-size-complex="6pt" style:text-emphasize="none"/>
    </style:style>
    <style:style style:name="P45" style:family="paragraph" style:parent-style-name="Standard">
      <style:paragraph-properties fo:margin-left="0.499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fo:color="#ffffff" loext:opacity="100%" style:text-outline="false" style:text-line-through-style="none" style:text-line-through-type="none" style:font-name="0" fo:font-size="13pt" fo:letter-spacing="normal" fo:font-style="normal" fo:text-shadow="none" style:text-underline-style="none" fo:font-weight="bold" officeooo:paragraph-rsid="0093d517" style:letter-kerning="true" style:font-name-asian="Verdana" style:font-size-asian="13pt" style:font-style-asian="normal" style:font-weight-asian="bold" style:font-name-complex="Verdana" style:font-size-complex="13pt" style:text-emphasize="none"/>
    </style:style>
    <style:style style:name="P46" style:family="paragraph" style:parent-style-name="Standard">
      <style:paragraph-properties fo:margin-left="0cm" fo:margin-right="0cm" fo:margin-top="0cm" fo:margin-bottom="0cm" style:contextual-spacing="false" style:line-height-at-least="0cm" fo:text-align="center" style:justify-single-word="false" fo:text-indent="0cm" style:auto-text-indent="false" style:writing-mode="lr-tb"/>
      <style:text-properties fo:color="#ffffff" loext:opacity="100%" style:text-outline="false" style:text-line-through-style="none" style:text-line-through-type="none" style:font-name="Liberation Sans2" fo:font-size="18pt" fo:letter-spacing="normal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P47" style:family="paragraph" style:parent-style-name="Standard">
      <style:paragraph-properties fo:margin-left="0.499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style:font-name="Liberation Sans" fo:font-size="12pt" officeooo:paragraph-rsid="0093d517" style:font-name-asian="Verdana" style:font-size-asian="12pt" style:font-name-complex="Verdana" style:font-size-complex="12pt"/>
    </style:style>
    <style:style style:name="P48" style:family="paragraph" style:parent-style-name="Standard">
      <style:paragraph-properties fo:margin-left="0.499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style:font-name="Liberation Sans" fo:font-size="12pt" officeooo:paragraph-rsid="0093d517" style:font-size-asian="12pt" style:font-size-complex="12pt"/>
    </style:style>
    <style:style style:name="P49" style:family="paragraph" style:parent-style-name="Standard">
      <style:text-properties fo:font-size="6pt" style:font-name-asian="Verdana" style:font-size-asian="5.25pt" style:font-name-complex="Verdana" style:font-size-complex="6pt"/>
    </style:style>
    <style:style style:name="P50" style:family="paragraph" style:parent-style-name="Standard">
      <style:paragraph-properties fo:break-before="page"/>
      <style:text-properties fo:language="zxx" fo:country="none" fo:font-weight="normal" style:font-weight-asian="normal" style:font-weight-complex="normal"/>
    </style:style>
    <style:style style:name="P51" style:family="paragraph" style:parent-style-name="Heading_20_1">
      <style:text-properties officeooo:rsid="000a8f77" officeooo:paragraph-rsid="000a8f77"/>
    </style:style>
    <style:style style:name="P52" style:family="paragraph" style:parent-style-name="Heading_20_2">
      <style:text-properties fo:font-size="15pt" style:font-size-asian="15pt" style:font-size-complex="15pt"/>
    </style:style>
    <style:style style:name="P53" style:family="paragraph" style:parent-style-name="Quotations" style:list-style-name="L3"/>
    <style:style style:name="P54" style:family="paragraph" style:parent-style-name="Quotations" style:list-style-name="L4"/>
    <style:style style:name="P55" style:family="paragraph" style:parent-style-name="Standard" style:list-style-name="L4"/>
    <style:style style:name="P56" style:family="paragraph" style:parent-style-name="Standard" style:list-style-name="L1">
      <loext:graphic-properties draw:fill="none"/>
      <style:paragraph-properties fo:margin-left="1.3cm" fo:margin-right="0cm" fo:text-align="justify" style:justify-single-word="false" fo:text-indent="-0.6cm" style:auto-text-indent="false" fo:background-color="transparent"/>
      <style:text-properties fo:color="#000000" loext:opacity="100%" style:font-name="Liberation Sans" fo:font-size="12pt" fo:font-style="normal" fo:font-weight="normal" officeooo:paragraph-rsid="000a8f77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57" style:family="paragraph" style:parent-style-name="Standard" style:list-style-name="L2">
      <style:paragraph-properties fo:margin-left="1.251cm" fo:margin-right="0cm" fo:text-align="justify" style:justify-single-word="false" fo:text-indent="-0.635cm" style:auto-text-indent="false" style:text-autospace="none"/>
      <style:text-properties fo:color="#000000" loext:opacity="100%" style:font-name="Liberation Sans" fo:font-size="12pt" fo:font-style="normal" style:text-underline-style="none" fo:font-weight="normal" officeooo:paragraph-rsid="003b5c08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58" style:family="paragraph" style:parent-style-name="Text_20_body" style:list-style-name="L3">
      <style:text-properties fo:color="#000000" loext:opacity="100%"/>
    </style:style>
    <style:style style:name="P59" style:family="paragraph" style:parent-style-name="Text_20_body" style:list-style-name="L4"/>
    <style:style style:name="P60" style:family="paragraph" style:parent-style-name="Text_20_body" style:list-style-name="L1">
      <loext:graphic-properties draw:fill="none"/>
      <style:paragraph-properties fo:margin-left="1.101cm" fo:margin-right="0cm" fo:margin-top="0cm" fo:margin-bottom="0.199cm" style:contextual-spacing="false" fo:text-align="justify" style:justify-single-word="false" fo:text-indent="-0.4cm" style:auto-text-indent="false" fo:background-color="transparent">
        <style:tab-stops>
          <style:tab-stop style:position="-0.631cm"/>
        </style:tab-stops>
      </style:paragraph-properties>
    </style:style>
    <style:style style:name="P61" style:family="paragraph" style:parent-style-name="Text_20_body" style:list-style-name="L2">
      <loext:graphic-properties draw:fill="none"/>
      <style:paragraph-properties fo:margin-left="1.101cm" fo:margin-right="0cm" fo:margin-top="0cm" fo:margin-bottom="0.101cm" style:contextual-spacing="false" fo:text-align="justify" style:justify-single-word="false" fo:text-indent="-0.499cm" style:auto-text-indent="false" fo:background-color="transparent"/>
      <style:text-properties fo:language="zxx" fo:country="none" fo:font-weight="normal" officeooo:rsid="002e9503" officeooo:paragraph-rsid="003b5c08" style:font-weight-asian="normal" style:font-weight-complex="normal"/>
    </style:style>
    <style:style style:name="P6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6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64" style:family="paragraph">
      <style:paragraph-properties fo:margin-left="0.37cm" fo:margin-right="0.37cm" fo:margin-top="0cm" fo:margin-bottom="0cm" fo:text-align="center" fo:text-indent="0cm"/>
    </style:style>
    <style:style style:name="P65" style:family="paragraph">
      <style:paragraph-properties fo:margin-left="0.37cm" fo:margin-right="0.37cm" fo:margin-top="0cm" fo:margin-bottom="0.275cm" fo:text-align="center" fo:text-indent="0cm"/>
    </style:style>
    <style:style style:name="P66" style:family="paragraph">
      <style:paragraph-properties fo:margin-left="0.9cm" fo:margin-right="0.4cm" fo:margin-top="0cm" fo:margin-bottom="0.275cm" fo:text-align="justify" fo:text-indent="-0.499cm"/>
    </style:style>
    <style:style style:name="P67" style:family="paragraph">
      <loext:graphic-properties draw:fill="none" draw:fill-color="#ffffff"/>
      <style:paragraph-properties fo:margin-left="0.37cm" fo:margin-right="0.37cm" fo:margin-top="0cm" fo:margin-bottom="0cm" fo:text-align="center" fo:text-indent="0cm"/>
      <style:text-properties style:font-name="Lato"/>
    </style:style>
    <style:style style:name="T1" style:family="text">
      <style:text-properties fo:font-size="12pt" style:font-name-asian="ArialMT" style:font-size-asian="12pt" style:font-name-complex="ArialMT" style:font-size-complex="12pt"/>
    </style:style>
    <style:style style:name="T2" style:family="text">
      <style:text-properties fo:font-size="12pt" officeooo:rsid="003f5c25" style:font-name-asian="ArialMT" style:font-size-asian="12pt" style:font-name-complex="ArialMT" style:font-size-complex="12pt"/>
    </style:style>
    <style:style style:name="T3" style:family="text">
      <style:text-properties fo:font-size="12pt" officeooo:rsid="0080c040" style:font-name-asian="ArialMT" style:font-size-asian="12pt" style:font-name-complex="ArialM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zxx" fo:country="none" fo:font-style="normal" style:font-size-asian="12pt" style:font-style-asian="normal" style:font-size-complex="12pt" style:font-style-complex="normal"/>
    </style:style>
    <style:style style:name="T6" style:family="text">
      <style:text-properties fo:font-size="12pt" fo:language="zxx" fo:country="none" fo:font-style="normal" officeooo:rsid="005b2761" style:font-size-asian="12pt" style:font-style-asian="normal" style:font-size-complex="12pt" style:font-style-complex="normal"/>
    </style:style>
    <style:style style:name="T7" style:family="text">
      <style:text-properties fo:font-size="7pt" style:font-name-asian="ArialMT" style:font-size-asian="7pt" style:font-name-complex="ArialMT" style:font-size-complex="7pt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fo:language="zxx" fo:country="none" style:font-name-asian="LMRoman10-Regular" style:font-name-complex="LMRoman10-Regular"/>
    </style:style>
    <style:style style:name="T10" style:family="text">
      <style:text-properties fo:color="#000000" loext:opacity="100%" fo:language="zxx" fo:country="none" officeooo:rsid="006ed8c6" style:font-name-asian="LMRoman10-Regular" style:font-name-complex="LMRoman10-Regular"/>
    </style:style>
    <style:style style:name="T11" style:family="text">
      <style:text-properties fo:color="#000000" loext:opacity="100%" fo:language="zxx" fo:country="none" officeooo:rsid="0070771d" style:font-name-asian="LMRoman10-Regular" style:font-name-complex="LMRoman10-Regular"/>
    </style:style>
    <style:style style:name="T12" style:family="text">
      <style:text-properties fo:color="#000000" loext:opacity="100%" fo:language="zxx" fo:country="none" fo:font-weight="bold" style:font-weight-asian="bold" style:font-weight-complex="bold"/>
    </style:style>
    <style:style style:name="T13" style:family="text">
      <style:text-properties fo:color="#000000" loext:opacity="100%" fo:font-weight="bold" style:font-weight-asian="bold" style:font-weight-complex="bold"/>
    </style:style>
    <style:style style:name="T14" style:family="text">
      <style:text-properties fo:color="#000000" loext:opacity="100%" style:text-underline-style="none" fo:font-weight="normal" style:font-weight-asian="normal" style:font-weight-complex="normal"/>
    </style:style>
    <style:style style:name="T15" style:family="text">
      <style:text-properties fo:color="#000000" loext:opacity="100%" style:text-underline-style="none" fo:font-weight="normal" officeooo:rsid="000a8f77" style:font-weight-asian="normal" style:font-weight-complex="normal"/>
    </style:style>
    <style:style style:name="T16" style:family="text">
      <style:text-properties fo:color="#000000" loext:opacity="100%" fo:font-size="12pt" fo:font-style="normal" style:font-name-asian="LMRoman10-Regular" style:font-size-asian="12pt" style:font-style-asian="normal" style:font-name-complex="LMRoman10-Regular" style:font-size-complex="12pt" style:font-style-complex="normal"/>
    </style:style>
    <style:style style:name="T17" style:family="text">
      <style:text-properties fo:color="#000000" loext:opacity="100%" fo:font-size="12pt" fo:language="zxx" fo:country="none" fo:font-style="normal" style:font-name-asian="LMRoman10-Regular" style:font-size-asian="12pt" style:font-style-asian="normal" style:font-name-complex="LMRoman10-Regular" style:font-size-complex="12pt" style:font-style-complex="normal"/>
    </style:style>
    <style:style style:name="T18" style:family="text">
      <style:text-properties fo:color="#000000" loext:opacity="100%" style:font-name="Liberation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color="#000000" loext:opacity="100%" style:font-name="Liberation Sans" fo:font-size="12pt" fo:font-style="normal" style:font-size-asian="12pt" style:font-style-asian="normal" style:font-size-complex="12pt" style:font-style-complex="normal"/>
    </style:style>
    <style:style style:name="T20" style:family="text">
      <style:text-properties fo:color="#000000" loext:opacity="100%" style:font-name="Liberation Sans" fo:font-size="12pt" fo:font-style="italic" style:font-size-asian="12pt" style:font-style-asian="italic" style:font-size-complex="12pt" style:font-style-complex="italic"/>
    </style:style>
    <style:style style:name="T21" style:family="text">
      <style:text-properties fo:color="#000000" loext:opacity="100%" style:font-name="Liberation Sans" fo:font-size="12pt" fo:font-weight="normal" style:font-name-asian="Arial-BoldMT" style:font-size-asian="12pt" style:font-weight-asian="normal" style:font-name-complex="Arial-BoldMT" style:font-size-complex="12pt" style:font-weight-complex="normal"/>
    </style:style>
    <style:style style:name="T22" style:family="text">
      <style:text-properties fo:color="#000000" loext:opacity="100%" style:font-name="Liberation Sans" fo:font-size="12pt" fo:language="zxx" fo:country="none" fo:font-style="normal" officeooo:rsid="000a8f77" style:font-name-asian="Wingdings" style:font-size-asian="12pt" style:font-style-asian="normal" style:font-name-complex="Wingdings" style:font-size-complex="12pt" style:font-style-complex="normal"/>
    </style:style>
    <style:style style:name="T23" style:family="text">
      <style:text-properties fo:color="#000000" loext:opacity="100%" style:font-name="Liberation Sans" fo:font-size="12pt" fo:language="zxx" fo:country="none" fo:font-style="normal" fo:font-weight="normal" officeooo:rsid="000a8f77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T24" style:family="text">
      <style:text-properties fo:color="#000000" loext:opacity="100%" style:font-name="Liberation Sans" fo:font-size="12pt" fo:language="zxx" fo:country="none" fo:font-style="normal" fo:font-weight="normal" officeooo:rsid="00124998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T25" style:family="text">
      <style:text-properties fo:color="#000000" loext:opacity="100%" style:font-name="Liberation Sans" fo:font-size="12pt" fo:language="zxx" fo:country="none" fo:font-style="normal" fo:font-weight="normal" officeooo:rsid="000f36d4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T26" style:family="text">
      <style:text-properties fo:color="#000000" loext:opacity="100%" style:font-name="Liberation Sans" fo:font-size="12pt" fo:language="zxx" fo:country="none" fo:font-style="normal" fo:font-weight="normal" officeooo:rsid="000ba5e5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T27" style:family="text">
      <style:text-properties fo:color="#000000" loext:opacity="100%" style:font-name="Liberation Sans" fo:font-size="12pt" fo:language="zxx" fo:country="none" fo:font-style="normal" fo:font-weight="normal" officeooo:rsid="002c48f2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T28" style:family="text">
      <style:text-properties fo:color="#000000" loext:opacity="100%" style:font-name="Liberation Sans" fo:font-style="normal" fo:font-weight="bold" style:font-name-asian="Verdana" style:font-style-asian="normal" style:font-weight-asian="bold" style:font-name-complex="Verdana" style:font-style-complex="normal" style:font-weight-complex="bold"/>
    </style:style>
    <style:style style:name="T29" style:family="text">
      <style:text-properties fo:color="#000000" loext:opacity="100%" style:font-name="Liberation Sans" fo:font-style="normal" fo:font-weight="normal" style:font-name-asian="Verdana" style:font-style-asian="normal" style:font-weight-asian="normal" style:font-name-complex="Verdana" style:font-style-complex="normal" style:font-weight-complex="normal"/>
    </style:style>
    <style:style style:name="T30" style:family="text">
      <style:text-properties fo:color="#000000" loext:opacity="100%" style:font-name="Liberation Sans" fo:font-style="italic" fo:font-weight="normal" style:font-name-asian="Verdana" style:font-style-asian="italic" style:font-weight-asian="normal" style:font-name-complex="Verdana" style:font-style-complex="italic" style:font-weight-complex="normal"/>
    </style:style>
    <style:style style:name="T31" style:family="text">
      <style:text-properties fo:color="#000000" loext:opacity="100%" officeooo:rsid="001ebc3e"/>
    </style:style>
    <style:style style:name="T32" style:family="text">
      <style:text-properties fo:color="#000000" loext:opacity="100%" style:font-name="Liberation Sans2" fo:font-weight="normal" officeooo:rsid="00595aae" style:font-name-asian="ArialMT" style:font-size-asian="10.5pt" style:font-name-complex="ArialMT"/>
    </style:style>
    <style:style style:name="T33" style:family="text">
      <style:text-properties fo:color="#000000" loext:opacity="100%" style:font-name="Liberation Sans2" fo:font-weight="bold" officeooo:rsid="005bdccb" style:font-size-asian="10.5pt" style:font-weight-asian="bold" style:font-weight-complex="bold"/>
    </style:style>
    <style:style style:name="T34" style:family="text">
      <style:text-properties fo:color="#000000" loext:opacity="100%" style:font-name="Liberation Sans2" fo:language="zxx" fo:country="none" fo:font-weight="normal" officeooo:rsid="0072148f" style:font-name-asian="LMRoman10-Regular" style:font-size-asian="10.5pt" style:font-name-complex="LMRoman10-Regular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1965ab" style:font-weight-asian="bold" style:font-weight-complex="bold"/>
    </style:style>
    <style:style style:name="T37" style:family="text">
      <style:text-properties fo:font-weight="bold" officeooo:rsid="002c48f2" style:font-weight-asian="bold" style:font-weight-complex="bold"/>
    </style:style>
    <style:style style:name="T38" style:family="text">
      <style:text-properties fo:font-weight="bold" officeooo:rsid="0035fce8" style:font-weight-asian="bold" style:font-weight-complex="bold"/>
    </style:style>
    <style:style style:name="T39" style:family="text">
      <style:text-properties fo:font-weight="bold" officeooo:rsid="0080c040" style:font-weight-asian="bold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1965ab" style:font-weight-asian="normal" style:font-weight-complex="normal"/>
    </style:style>
    <style:style style:name="T42" style:family="text">
      <style:text-properties fo:font-weight="normal" officeooo:rsid="003d1b86" style:font-weight-asian="normal" style:font-weight-complex="normal"/>
    </style:style>
    <style:style style:name="T43" style:family="text">
      <style:text-properties fo:font-weight="normal" officeooo:rsid="00420188" style:font-weight-asian="normal" style:font-weight-complex="normal"/>
    </style:style>
    <style:style style:name="T44" style:family="text">
      <style:text-properties fo:font-weight="normal" officeooo:rsid="0080c040" style:font-weight-asian="normal" style:font-weight-complex="normal"/>
    </style:style>
    <style:style style:name="T45" style:family="text">
      <style:text-properties officeooo:rsid="000a8f77"/>
    </style:style>
    <style:style style:name="T46" style:family="text">
      <style:text-properties fo:font-size="13pt" style:font-size-asian="13pt" style:font-size-complex="13pt"/>
    </style:style>
    <style:style style:name="T47" style:family="text">
      <style:text-properties fo:font-size="13pt" officeooo:rsid="000a8f77" style:font-size-asian="13pt" style:font-size-complex="13pt"/>
    </style:style>
    <style:style style:name="T48" style:family="text">
      <style:text-properties style:font-name-asian="Wingdings-Regular" style:font-name-complex="Wingdings-Regular"/>
    </style:style>
    <style:style style:name="T49" style:family="text">
      <style:text-properties style:font-name-asian="ArialMT" style:font-name-complex="ArialMT"/>
    </style:style>
    <style:style style:name="T50" style:family="text">
      <style:text-properties fo:language="zxx" fo:country="none"/>
    </style:style>
    <style:style style:name="T51" style:family="text">
      <style:text-properties fo:language="zxx" fo:country="none" fo:font-style="normal" style:font-name-asian="Lucida Sans Unicode" style:font-style-asian="normal" style:font-name-complex="Mangal" style:font-style-complex="normal"/>
    </style:style>
    <style:style style:name="T52" style:family="text">
      <style:text-properties fo:language="zxx" fo:country="none" fo:font-weight="bold" style:font-weight-asian="bold" style:font-weight-complex="bold"/>
    </style:style>
    <style:style style:name="T53" style:family="text">
      <style:text-properties fo:language="zxx" fo:country="none" fo:font-weight="bold" officeooo:rsid="002e9503" style:font-weight-asian="bold" style:font-weight-complex="bold"/>
    </style:style>
    <style:style style:name="T54" style:family="text">
      <style:text-properties fo:language="zxx" fo:country="none" fo:font-weight="bold" officeooo:rsid="003b5c08" style:font-weight-asian="bold" style:font-weight-complex="bold"/>
    </style:style>
    <style:style style:name="T55" style:family="text">
      <style:text-properties fo:language="zxx" fo:country="none" fo:font-weight="normal" style:font-weight-asian="normal" style:font-weight-complex="normal"/>
    </style:style>
    <style:style style:name="T56" style:family="text">
      <style:text-properties fo:font-variant="normal" fo:text-transform="none" fo:color="#339bff" loext:opacity="100%" style:font-name="Liberation Sans" fo:font-size="12pt" fo:letter-spacing="normal" fo:language="zxx" fo:country="none" fo:font-style="normal" fo:font-weight="normal" style:font-name-asian="Tahoma" style:font-size-asian="12pt" style:font-style-asian="normal" style:font-name-complex="Verdana" style:font-size-complex="12pt" style:font-style-complex="normal"/>
    </style:style>
    <style:style style:name="T57" style:family="text">
      <style:text-properties fo:font-variant="normal" fo:text-transform="none" fo:color="#000000" loext:opacity="100%" style:font-name="Liberation Sans" fo:font-size="12pt" fo:letter-spacing="normal" fo:language="zxx" fo:country="none" fo:font-style="normal" fo:font-weight="normal" style:font-name-asian="Tahoma" style:font-size-asian="12pt" style:font-style-asian="normal" style:font-name-complex="Verdana" style:font-size-complex="12pt" style:font-style-complex="normal"/>
    </style:style>
    <style:style style:name="T58" style:family="text">
      <style:text-properties fo:font-variant="normal" fo:text-transform="none" fo:color="#000000" loext:opacity="100%" style:font-name="Liberation Sans" fo:font-size="12pt" fo:letter-spacing="normal" fo:language="zxx" fo:country="none" fo:font-style="normal" fo:font-weight="normal" officeooo:rsid="006ed8c6" style:font-name-asian="LMRoman10-Regular" style:font-size-asian="12pt" style:font-style-asian="normal" style:font-name-complex="Verdana" style:font-size-complex="12pt" style:font-style-complex="normal"/>
    </style:style>
    <style:style style:name="T59" style:family="text">
      <style:text-properties fo:font-variant="normal" fo:text-transform="none" fo:color="#000000" loext:opacity="100%" style:font-name="Liberation Sans" fo:font-size="12pt" fo:letter-spacing="normal" fo:font-style="normal" fo:font-weight="bold" style:font-name-asian="Tahoma" style:font-size-asian="12pt" style:font-style-asian="normal" style:font-weight-asian="bold" style:font-size-complex="12pt" style:font-style-complex="normal" style:font-weight-complex="bold"/>
    </style:style>
    <style:style style:name="T60" style:family="text">
      <style:text-properties fo:font-variant="normal" fo:text-transform="none" fo:color="#000084" loext:opacity="100%" style:font-name="Liberation Sans" fo:font-size="12pt" fo:letter-spacing="normal" fo:language="zxx" fo:country="none" fo:font-style="normal" fo:font-weight="normal" style:font-name-asian="LMRoman10-Regular" style:font-size-asian="12pt" style:font-style-asian="normal" style:font-name-complex="Verdana" style:font-size-complex="12pt" style:font-style-complex="normal"/>
    </style:style>
    <style:style style:name="T61" style:family="text">
      <style:text-properties fo:font-variant="normal" fo:text-transform="none" fo:color="#000084" loext:opacity="100%" style:font-name="Liberation Sans" fo:font-size="12pt" fo:letter-spacing="normal" fo:language="zxx" fo:country="none" fo:font-style="normal" fo:font-weight="normal" officeooo:rsid="006ed8c6" style:font-name-asian="LMRoman10-Regular" style:font-size-asian="12pt" style:font-style-asian="normal" style:font-name-complex="Verdana" style:font-size-complex="12pt" style:font-style-complex="normal"/>
    </style:style>
    <style:style style:name="T6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3" style:family="text">
      <style:text-properties fo:font-style="normal" style:font-style-asian="normal" style:font-style-complex="normal"/>
    </style:style>
    <style:style style:name="T64" style:family="text">
      <style:text-properties style:font-name="Liberation Sans" fo:font-style="normal" style:font-name-asian="Verdana" style:font-style-asian="normal" style:font-name-complex="Verdana" style:font-style-complex="normal"/>
    </style:style>
    <style:style style:name="T65" style:family="text">
      <style:text-properties style:font-name="Liberation Sans" fo:font-style="normal" officeooo:rsid="003064d5" style:font-name-asian="Verdana" style:font-style-asian="normal" style:font-name-complex="Verdana" style:font-style-complex="normal"/>
    </style:style>
    <style:style style:name="T66" style:family="text">
      <style:text-properties style:font-name="Symbol" fo:language="zxx" fo:country="none" fo:font-style="normal" officeooo:rsid="000a8f77" style:font-name-asian="Wingdings" style:font-style-asian="normal" style:font-name-complex="Wingdings" style:font-style-complex="normal"/>
    </style:style>
    <style:style style:name="T67" style:family="text">
      <style:text-properties officeooo:rsid="001cca0e"/>
    </style:style>
    <style:style style:name="T68" style:family="text">
      <style:text-properties fo:color="#3399ff" loext:opacity="100%" fo:language="zxx" fo:country="none" fo:font-weight="bold" officeooo:rsid="001cca0e" style:font-weight-asian="bold" style:font-weight-complex="bold"/>
    </style:style>
    <style:style style:name="T69" style:family="text">
      <style:text-properties style:text-underline-style="none" fo:font-weight="bold" style:font-name-asian="ArialMT" style:font-weight-asian="bold" style:font-name-complex="ArialMT" style:font-weight-complex="bold"/>
    </style:style>
    <style:style style:name="T70" style:family="text">
      <style:text-properties style:text-underline-style="none" fo:font-weight="normal" style:font-name-asian="ArialMT" style:font-weight-asian="normal" style:font-name-complex="ArialMT" style:font-weight-complex="normal"/>
    </style:style>
    <style:style style:name="T71" style:family="text">
      <style:text-properties officeooo:rsid="003064d5"/>
    </style:style>
    <style:style style:name="T72" style:family="text">
      <style:text-properties fo:color="#6666ff" loext:opacity="100%" fo:language="zxx" fo:country="none"/>
    </style:style>
    <style:style style:name="T73" style:family="text">
      <style:text-properties fo:color="#3333ff" loext:opacity="100%"/>
    </style:style>
    <style:style style:name="T74" style:family="text">
      <style:text-properties fo:color="#3333ff" loext:opacity="100%" fo:font-size="12pt" style:font-name-asian="ArialMT" style:font-size-asian="12pt" style:font-name-complex="ArialMT" style:font-size-complex="12pt"/>
    </style:style>
    <style:style style:name="T75" style:family="text">
      <style:text-properties officeooo:rsid="0035fce8"/>
    </style:style>
    <style:style style:name="T76" style:family="text">
      <style:text-properties fo:color="#ff0000" loext:opacity="100%" style:font-name="Liberation Sans" fo:font-size="12pt" fo:language="zxx" fo:country="none" fo:font-style="normal" fo:font-weight="normal" officeooo:rsid="002c48f2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T77" style:family="text">
      <style:text-properties fo:color="#ff0000" loext:opacity="100%" style:font-name="Liberation Sans" fo:font-size="12pt" fo:language="zxx" fo:country="none" fo:font-style="normal" fo:font-weight="normal" officeooo:rsid="002c48f2" fo:background-color="#ffff00" loext:char-shading-value="0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T78" style:family="text">
      <style:text-properties officeooo:rsid="003d1b86"/>
    </style:style>
    <style:style style:name="T79" style:family="text">
      <style:text-properties fo:color="#000084" loext:opacity="100%"/>
    </style:style>
    <style:style style:name="T80" style:family="text">
      <style:text-properties fo:color="#000084" loext:opacity="100%" fo:font-size="12pt" style:font-name-asian="ArialMT" style:font-size-asian="12pt" style:font-name-complex="ArialMT" style:font-size-complex="12pt"/>
    </style:style>
    <style:style style:name="T81" style:family="text">
      <style:text-properties fo:color="#000084" loext:opacity="100%" fo:font-size="12pt" officeooo:rsid="00420188" style:font-name-asian="ArialMT" style:font-size-asian="12pt" style:font-name-complex="ArialMT" style:font-size-complex="12pt"/>
    </style:style>
    <style:style style:name="T82" style:family="text">
      <style:text-properties fo:color="#000084" loext:opacity="100%" fo:font-size="12pt" officeooo:rsid="001ebc3e" style:font-name-asian="ArialMT" style:font-size-asian="12pt" style:font-name-complex="ArialMT" style:font-size-complex="12pt"/>
    </style:style>
    <style:style style:name="T83" style:family="text">
      <style:text-properties fo:color="#000084" loext:opacity="100%" fo:font-size="12pt" officeooo:rsid="006ed8c6" style:font-name-asian="ArialMT" style:font-size-asian="12pt" style:font-name-complex="ArialMT" style:font-size-complex="12pt"/>
    </style:style>
    <style:style style:name="T84" style:family="text">
      <style:text-properties fo:color="#000084" loext:opacity="100%" fo:font-size="12pt" officeooo:rsid="008ada97" style:font-name-asian="ArialMT" style:font-size-asian="12pt" style:font-name-complex="ArialMT" style:font-size-complex="12pt"/>
    </style:style>
    <style:style style:name="T85" style:family="text">
      <style:text-properties fo:color="#000084" loext:opacity="100%" fo:font-size="12pt" officeooo:rsid="009ab088" style:font-name-asian="ArialMT" style:font-size-asian="12pt" style:font-name-complex="ArialMT" style:font-size-complex="12pt"/>
    </style:style>
    <style:style style:name="T86" style:family="text">
      <style:text-properties fo:color="#000084" loext:opacity="100%" fo:font-size="12pt" fo:font-weight="normal" style:font-size-asian="12pt" style:font-weight-asian="normal" style:font-size-complex="12pt" style:font-weight-complex="normal"/>
    </style:style>
    <style:style style:name="T87" style:family="text">
      <style:text-properties fo:color="#000084" loext:opacity="100%" fo:font-size="12pt" fo:font-weight="normal" officeooo:rsid="009ab088" style:font-size-asian="12pt" style:font-weight-asian="normal" style:font-size-complex="12pt" style:font-weight-complex="normal"/>
    </style:style>
    <style:style style:name="T88" style:family="text">
      <style:text-properties fo:color="#000084" loext:opacity="100%" fo:font-size="12pt" fo:font-style="normal" style:font-name-asian="LMRoman10-Regular" style:font-size-asian="12pt" style:font-style-asian="normal" style:font-name-complex="LMRoman10-Regular" style:font-size-complex="12pt" style:font-style-complex="normal"/>
    </style:style>
    <style:style style:name="T89" style:family="text">
      <style:text-properties fo:color="#000084" loext:opacity="100%" fo:font-size="12pt" fo:language="zxx" fo:country="none" fo:font-style="normal" style:font-name-asian="Verdana" style:font-size-asian="12pt" style:font-style-asian="normal" style:font-name-complex="Verdana" style:font-size-complex="12pt" style:font-style-complex="normal"/>
    </style:style>
    <style:style style:name="T90" style:family="text">
      <style:text-properties fo:color="#000084" loext:opacity="100%" fo:font-size="12pt" fo:language="zxx" fo:country="none" fo:font-style="normal" officeooo:rsid="005b2761" style:font-size-asian="12pt" style:font-style-asian="normal" style:font-size-complex="12pt" style:font-style-complex="normal"/>
    </style:style>
    <style:style style:name="T91" style:family="text">
      <style:text-properties fo:color="#000084" loext:opacity="100%" style:font-name="Liberation Sans" fo:font-size="12pt" fo:font-weight="normal" style:font-name-asian="Arial-BoldMT" style:font-size-asian="12pt" style:font-weight-asian="normal" style:font-name-complex="Arial-BoldMT" style:font-size-complex="12pt" style:font-weight-complex="normal"/>
    </style:style>
    <style:style style:name="T92" style:family="text">
      <style:text-properties fo:color="#000084" loext:opacity="100%" style:font-name="Liberation Sans" fo:font-size="12pt" fo:font-weight="normal" officeooo:rsid="0047cdd2" style:font-name-asian="Arial-BoldMT" style:font-size-asian="12pt" style:font-weight-asian="normal" style:font-name-complex="Arial-BoldMT" style:font-size-complex="12pt" style:font-weight-complex="normal"/>
    </style:style>
    <style:style style:name="T93" style:family="text">
      <style:text-properties fo:color="#000084" loext:opacity="100%" style:font-name="Liberation Sans" fo:font-size="12pt" fo:font-weight="normal" officeooo:rsid="009ab088" style:font-name-asian="Arial-BoldMT" style:font-size-asian="12pt" style:font-weight-asian="normal" style:font-name-complex="Arial-BoldMT" style:font-size-complex="12pt" style:font-weight-complex="normal"/>
    </style:style>
    <style:style style:name="T94" style:family="text">
      <style:text-properties fo:color="#000084" loext:opacity="100%" officeooo:rsid="002152b4"/>
    </style:style>
    <style:style style:name="T95" style:family="text">
      <style:text-properties fo:color="#000084" loext:opacity="100%" fo:language="zxx" fo:country="none" style:font-name-asian="Verdana" style:font-name-complex="Verdana"/>
    </style:style>
    <style:style style:name="T96" style:family="text">
      <style:text-properties fo:color="#000084" loext:opacity="100%" fo:language="zxx" fo:country="none" style:font-name-asian="LMRoman10-Regular" style:font-name-complex="LMRoman10-Regular"/>
    </style:style>
    <style:style style:name="T97" style:family="text">
      <style:text-properties fo:color="#000084" loext:opacity="100%" officeooo:rsid="008945f8"/>
    </style:style>
    <style:style style:name="T98" style:family="text">
      <style:text-properties fo:color="#000084" loext:opacity="100%" officeooo:rsid="009ab088"/>
    </style:style>
    <style:style style:name="T99" style:family="text">
      <style:text-properties officeooo:rsid="0052e6eb"/>
    </style:style>
    <style:style style:name="T100" style:family="text">
      <style:text-properties officeooo:rsid="0018e5b2"/>
    </style:style>
    <style:style style:name="T101" style:family="text">
      <style:text-properties style:font-name="Liberation Sans2" fo:font-size="10pt" officeooo:rsid="00591017" style:font-size-asian="10pt" style:font-size-complex="10pt"/>
    </style:style>
    <style:style style:name="T102" style:family="text">
      <style:text-properties officeooo:rsid="00595aae"/>
    </style:style>
    <style:style style:name="T103" style:family="text">
      <style:text-properties officeooo:rsid="0076185d"/>
    </style:style>
    <style:style style:name="T104" style:family="text">
      <style:text-properties fo:color="#ffffff" loext:opacity="100%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105" style:family="text">
      <style:text-properties fo:color="#ffffff" loext:opacity="100%" style:text-outline="false" style:text-line-through-style="none" style:text-line-through-type="none" fo:letter-spacing="normal" fo:font-style="normal" fo:text-shadow="none" style:text-underline-style="none" fo:font-weight="normal" officeooo:rsid="009ab088" style:letter-kerning="true" style:font-style-asian="normal" style:font-weight-asian="normal" style:text-emphasize="none"/>
    </style:style>
    <style:style style:name="T106" style:family="text">
      <style:text-properties fo:color="#ffffff" loext:opacity="100%" style:text-outline="false" style:text-line-through-style="none" style:text-line-through-type="none" fo:letter-spacing="normal" fo:font-style="normal" fo:text-shadow="none" style:text-underline-style="none" fo:font-weight="bold" style:letter-kerning="true" style:font-style-asian="normal" style:font-weight-asian="bold" style:text-emphasize="none"/>
    </style:style>
    <style:style style:name="T107" style:family="text">
      <style:text-properties officeooo:rsid="009ab088"/>
    </style:style>
    <style:style style:name="T108" style:family="text">
      <style:text-properties officeooo:rsid="00a03f4d"/>
    </style:style>
    <style:style style:name="T10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1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1" style:family="text">
      <style:text-properties style:font-name-asian="ArialMT" style:font-size-asian="12pt" style:font-name-complex="ArialMT"/>
    </style:style>
    <style:style style:name="T112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Liberation Serif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3" style:family="text">
      <style:text-properties style:font-size-asian="12pt"/>
    </style:style>
    <style:style style:name="T1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1" fo:font-size="10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5" style:family="text">
      <style:text-properties fo:color="#ff0000" loext:opacity="100%" style:font-name="Lato" fo:font-weight="bold" style:font-weight-asian="bold" style:font-weight-complex="bold"/>
    </style:style>
    <style:style style:name="T116" style:family="text">
      <style:text-properties fo:color="#ff0000" loext:opacity="100%" style:font-name="Liberation Sans" fo:font-size="18pt" fo:font-weight="bold" style:font-size-asian="18pt" style:font-weight-asian="bold" style:font-size-complex="18pt" style:font-weight-complex="bold"/>
    </style:style>
    <style:style style:name="T117" style:family="text">
      <style:text-properties style:font-name="Liberation Sans"/>
    </style:style>
    <style:style style:name="T118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19" style:family="text">
      <style:text-properties style:font-name="Liberation Sans" fo:font-size="14pt" style:font-size-asian="14pt" style:font-size-complex="14pt"/>
    </style:style>
    <style:style style:name="T120" style:family="text">
      <style:text-properties style:font-name="Liberation Sans" fo:font-size="12pt" style:font-size-asian="12pt" style:font-size-complex="12pt"/>
    </style:style>
    <style:style style:name="T121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101cm" svg:stroke-color="#000084" draw:marker-start-width="0.503cm" draw:marker-end-width="0.503cm" draw:fill="none" draw:fill-color="#ffffff" fo:min-height="5.29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paragraph" svg:x="-1.914cm" svg:y="-1.141cm" svg:width="2.275cm" svg:height="0.794cm" draw:z-index="0"><draw:image xlink:href="Pictures/10000000000000560000001EC7A902C5CA082181.png" xlink:type="simple" xlink:show="embed" xlink:actuate="onLoad" draw:mime-type="image/png"/></draw:frame>Analyse d<text:span text:style-name="T99">u contenu de deux</text:span> CV</text:p>
      <text:p text:style-name="P30">Vous trouverez ci-dessous deux CV concernant la même personne mais différents au niveau du contenu, voire de la présentation.</text:p>
      <text:h text:style-name="P51" text:outline-level="1">Consignes</text:h>
      <text:list text:style-name="L3">
        <text:list-item>
          <text:p text:style-name="P58"><text:span text:style-name="T35">Un seul convient </text:span><text:span text:style-name="T37">malgré quelques problèmes</text:span> ; lequel ?<text:note text:id="ftn1" text:note-class="footnote"><text:note-citation>1</text:note-citation><text:note-body><text:p text:style-name="P3"><text:span text:style-name="T100">Pour les comparer aisément sans avoir besoin de scroller, choisissez « affichage livre ».<text:line-break/>Pour éviter </text:span><text:span text:style-name="T99">que les espaces et les lignes non imprimables ne gênent votre première vision des CV, commencez par les </text:span><text:span text:style-name="T101">visualiser</text:span><text:span text:style-name="T99"> grâce à un aperçu.</text:span></text:p></text:note-body></text:note></text:p>
        </text:list-item>
        <text:list-item>
          <text:p text:style-name="P53"><text:span text:style-name="T35">Annotez le mauvais sur ordinateur</text:span> <text:span text:style-name="T40">(pour ajouter un commentaire, placez votre curseur à l’endroit désiré et tapez le raccourci Ctrl+Alt+c</text:span><text:span text:style-name="T40"><text:note text:id="ftn2" text:note-class="footnote"><text:note-citation>2</text:note-citation><text:note-body><text:p text:style-name="P1">Autrement, cliquez sur le menu « Insertion » puis sur « Commentaire ».</text:p></text:note-body></text:note></text:span><text:span text:style-name="T40">)</text:span><text:span text:style-name="T35"> :</text:span></text:p>
        </text:list-item>
      </text:list>
      <text:list text:style-name="L4">
        <text:list-item>
          <text:list>
            <text:list-item>
              <text:p text:style-name="P54">en ce qui concerne le contenu<text:span text:style-name="T40">, expliquez pourquoi tel ou tel point, présent ou absent ou mis à un autre emplacement ou formulé autrement, ne convient pas – </text:span><text:span text:style-name="T43">il y a plus de quinze commentaires à faire </text:span><text:span text:style-name="T40">;</text:span></text:p>
            </text:list-item>
            <text:list-item>
              <text:p text:style-name="P59"><text:span text:style-name="T31">e</text:span><text:span text:style-name="T22">n ce qui concerne la forme</text:span><text:span text:style-name="T23">, expliquez les </text:span><text:span text:style-name="T24">cinq</text:span><text:span text:style-name="T25"> à </text:span><text:span text:style-name="T24">sept</text:span><text:span text:style-name="T23"> différences qui existent et pourquoi c’est moins </text:span><text:span text:style-name="T26">bien présenté</text:span><text:span text:style-name="T23"> – </text:span><text:span text:style-name="T27">même si </text:span><text:span text:style-name="T76">dans les deux cas la présentation est volontairement basique et </text:span><text:span text:style-name="T77">serait à travailler si l’on souhaitait envoyer le bon CV pour postuler</text:span><text:span text:style-name="T50">.</text:span></text:p>
            </text:list-item>
          </text:list>
        </text:list-item>
        <text:list-item>
          <text:p text:style-name="P55"><text:span text:style-name="T12">Lors de la correction, prenez des notes</text:span><text:span text:style-name="T52">, car vos commentaires constitueront l’essentiel du cours</text:span><text:span text:style-name="T55">.</text:span></text:p>
        </text:list-item>
      </text:list>
      <text:p text:style-name="P50"><draw:frame text:anchor-type="paragraph" draw:z-index="1" draw:name="Cadre de texte 1" draw:style-name="gr1" draw:text-style-name="P67" svg:width="17.502cm" svg:height="5.397cm" svg:x="0.534cm" svg:y="0.781cm"><draw:text-box><text:p text:style-name="P64"><text:span text:style-name="T115"/></text:p><text:p text:style-name="P65"><text:span text:style-name="T116">POUR LA SEMAINE PROCHAINE</text:span></text:p><text:p text:style-name="P66"><text:span text:style-name="T117">► </text:span><text:span text:style-name="T118">Lire le cours sur le CV </text:span><text:span text:style-name="T119">– et surligner ce qui pose problème de </text:span><text:span text:style-name="T119">manière à poser des questions</text:span></text:p><text:p text:style-name="P66"><text:span text:style-name="T120">►</text:span><text:span text:style-name="T118"> </text:span><text:span text:style-name="T118">CV à rédiger en vue du stage de S4 en suivant le cours comme un </text:span><text:span text:style-name="T118">tutoriel</text:span><text:span text:style-name="T119"> et </text:span><text:span text:style-name="T118">à apporter</text:span><text:span text:style-name="T119"> (sur ordinateur ou sur clé USB ou sur boite mail) </text:span><text:span text:style-name="T119">(si pas fait ou si bâclé, - 5 pts sur note du CV)</text:span></text:p></draw:text-box></draw:frame></text:p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37"><office:annotation office:name="__Annotation__685_103780429" loext:resolved="false"><dc:creator>Auteur inconnu</dc:creator><dc:date>2023-09-08T10:27:11.228810851</dc:date><text:p text:style-name="P62"><text:span text:style-name="T109">Espace mal réparti</text:span></text:p></office:annotation><office:annotation office:name="__Annotation__620_103780429" loext:resolved="false"><dc:creator>Auteur inconnu</dc:creator><dc:date>2023-09-08T10:04:05.504754105</dc:date><text:p text:style-name="P62"><text:span text:style-name="T109">Ne doit pas être écrit (on sait que c’est un CV</text:span></text:p></office:annotation>CURRICULUM VITAE<office:annotation-end office:name="__Annotation__620_103780429"/></text:p>
            <text:p text:style-name="P38"><office:annotation office:name="__Annotation__621_103780429" loext:resolved="false"><dc:creator>Auteur inconnu</dc:creator><dc:date>2023-09-08T10:04:22.365938265</dc:date><text:p text:style-name="P62"><text:span text:style-name="T109">Nom de famille en majuscule</text:span></text:p><text:p text:style-name="P62"><text:span text:style-name="T109">+ mettre prénom et nom en gras</text:span></text:p></office:annotation>Pierre Martin<office:annotation-end office:name="__Annotation__621_103780429"/></text:p>
            <text:p text:style-name="P38">23/01/200<text:span text:style-name="T107">4</text:span></text:p>
            <text:p text:style-name="P38">5 rue des <office:annotation office:name="__Annotation__622_103780429" loext:resolved="false"><dc:creator>Auteur inconnu</dc:creator><dc:date>2023-09-08T10:05:52.808357180</dc:date><text:p text:style-name="P62"><text:span text:style-name="T109">Manque Majuscule</text:span></text:p></office:annotation>champs<office:annotation-end office:name="__Annotation__622_103780429"/></text:p>
            <text:p text:style-name="P38">25 370 <office:annotation office:name="__Annotation__623_103780429" loext:resolved="false"><dc:creator>Auteur inconnu</dc:creator><dc:date>2023-09-08T10:06:29.311084280</dc:date><text:p text:style-name="P62"><text:span text:style-name="T109">Ne doit pas être en majuscule juste première lettre</text:span></text:p></office:annotation>MÉTABIEF<office:annotation-end office:name="__Annotation__623_103780429"/></text:p>
            <text:p text:style-name="P38">Tel fixe : 03 81 00 00 00</text:p>
            <text:p text:style-name="P38">Portable : 06 00 00 00 00</text:p>
            <text:p text:style-name="P38"><office:annotation office:name="__Annotation__624_103780429" loext:resolved="false"><dc:creator>Auteur inconnu</dc:creator><dc:date>2023-09-08T10:06:59.684568114</dc:date><text:p text:style-name="P62"><text:span text:style-name="T109">Mettre une adresse pro</text:span></text:p><text:p text:style-name="P62"><text:span text:style-name="T109"/></text:p></office:annotation>pierre25@gmail.com<office:annotation-end office:name="__Annotation__624_103780429"/></text:p>
            <text:p text:style-name="P41"><office:annotation loext:resolved="false"><dc:creator>Auteur inconnu</dc:creator><dc:date>2023-09-08T10:26:11.742053059</dc:date><text:p text:style-name="P62"><text:span text:style-name="T109">Manque un github, gitLab...</text:span></text:p></office:annotation></text:p>
            <text:p text:style-name="P42"><office:annotation office:name="__Annotation__625_103780429" loext:resolved="false"><dc:creator>Auteur inconnu</dc:creator><dc:date>2023-09-08T10:07:51.277152662</dc:date><text:p text:style-name="P62"><text:span text:style-name="T114">Préciser</text:span><text:span text:style-name="T109"> domaine du stage</text:span></text:p></office:annotation>ÉTUDIANT RECHERCHE UN STAGE<office:annotation-end office:name="__Annotation__625_103780429"/><office:annotation-end office:name="__Annotation__685_103780429"/></text:p>
          </table:table-cell>
        </table:table-row>
      </table:table>
      <text:h text:style-name="P52" text:outline-level="2"><office:annotation office:name="__Annotation__686_103780429" loext:resolved="false"><dc:creator>Auteur inconnu</dc:creator><dc:date>2023-09-08T10:29:54.752308878</dc:date><text:p text:style-name="P62"><text:span text:style-name="T109">Avant d’avoir 2-3 ans xp pro</text:span></text:p><text:p text:style-name="P62"><text:span text:style-name="T109">Mettre formation puis compétence avant xp</text:span></text:p></office:annotation>EXPÉRIENCES <text:span text:style-name="T45">PROFESSIONNELLES</text:span></text:h>
      <text:p text:style-name="P21"><text:span text:style-name="T113"><office:annotation office:name="__Annotation__630_103780429" loext:resolved="false"><dc:creator>Auteur inconnu</dc:creator><dc:date>2023-09-08T10:11:52.429553959</dc:date><text:p text:style-name="P62"><text:span text:style-name="T109">Préciser les tâches faites</text:span></text:p></office:annotation></text:span><text:span text:style-name="T91">Juillet 20</text:span><text:span text:style-name="T92">2</text:span><text:span text:style-name="T93">3</text:span><text:span text:style-name="T91"> : </text:span><text:span text:style-name="T21">Employé au Syndicat Mixte du Mont d’Or à Métabief</text:span></text:p>
      <text:p text:style-name="P12"><text:span text:style-name="T80">Juillet/Août 20</text:span><text:span text:style-name="T83">2</text:span><text:span text:style-name="T85">2</text:span><text:span text:style-name="T80"> :</text:span><text:span text:style-name="T1"> Surveillant au site de dépôt de déchets verts pour la mairie de Métabief</text:span></text:p>
      <text:p text:style-name="P13"><text:span text:style-name="T80">Juillet/Août 202</text:span><text:span text:style-name="T85">1</text:span><text:span text:style-name="T80"> : </text:span><text:span text:style-name="T1">Surveillant au site de dépôt de déchets verts pour la mairie de Métabief</text:span></text:p>
      <text:p text:style-name="P13"><text:span text:style-name="T86">Juillet/Août 20</text:span><text:span text:style-name="T87">20</text:span><text:span text:style-name="T86"> : </text:span><text:span text:style-name="T4">Ouvrier agricole à </text:span><text:span text:style-name="T4"><office:annotation office:name="__Annotation__687_103780429" loext:resolved="false"><dc:creator>Auteur inconnu</dc:creator><dc:date>2023-09-08T10:32:07.343129732</dc:date><text:p text:style-name="P62"><text:span text:style-name="T109">Mettre nom région ou département</text:span></text:p></office:annotation></text:span><text:span text:style-name="T4">Draguignan (83)</text:span><office:annotation-end office:name="__Annotation__630_103780429"/><office:annotation-end office:name="__Annotation__686_103780429"/><office:annotation-end office:name="__Annotation__687_103780429"/></text:p>
      <text:p text:style-name="P8"/>
      <text:h text:style-name="Heading_20_2" text:outline-level="2"><office:annotation office:name="__Annotation__688_103780429" loext:resolved="false"><dc:creator>Auteur inconnu</dc:creator><dc:date>2023-09-08T10:32:32.440695807</dc:date><text:p text:style-name="P62"><text:span text:style-name="T109">Sans S</text:span></text:p></office:annotation>FORMATION<text:span text:style-name="T45">S</text:span><office:annotation-end office:name="__Annotation__688_103780429"/></text:h>
      <text:p text:style-name="P20"><office:annotation office:name="__Annotation__631_103780429" loext:resolved="false"><dc:creator>Auteur inconnu</dc:creator><dc:date>2023-09-08T10:13:03.621801688</dc:date><text:p text:style-name="P62"><text:span text:style-name="T109">Ordre anti chronologique </text:span></text:p><text:p text:style-name="P62"><text:span text:style-name="T109">Pas mettre brevet</text:span></text:p><text:p text:style-name="P62"><text:span text:style-name="T109">Pas d’abréviation</text:span></text:p><text:p text:style-name="P62"><text:span text:style-name="T109">Pas besoin de mettre le lycée</text:span></text:p><text:p text:style-name="P62"><text:span text:style-name="T109">Mettre diplôme en 1</text:span><text:span text:style-name="T112">er</text:span><text:span text:style-name="T109"> </text:span></text:p><text:p text:style-name="P62"><text:span text:style-name="T109">Mettre en gras</text:span></text:p><text:p text:style-name="P62"><text:span text:style-name="T109">Mettre seulement année obtention diplôme sinon année cursus</text:span></text:p></office:annotation><text:span text:style-name="T79">201</text:span><text:span text:style-name="T98">7</text:span><text:span text:style-name="T79">/</text:span><text:span text:style-name="T94">2</text:span><text:span text:style-name="T79">0</text:span><text:span text:style-name="T97">1</text:span><text:span text:style-name="T98">8</text:span><text:span text:style-name="T79"> :</text:span><text:span text:style-name="T73"> </text:span><text:span text:style-name="T8">Collège André Malraux, Pontarlier (25) : brevet des collèges</text:span></text:p>
      <text:p text:style-name="P14"><text:span text:style-name="T80">202</text:span><text:span text:style-name="T85">1</text:span><text:span text:style-name="T80">/202</text:span><text:span text:style-name="T85">2</text:span><text:span text:style-name="T80"> :</text:span><text:span text:style-name="T74"> </text:span><text:span text:style-name="T1">Lycée Victor Hugo, Besançon (25) : bac scientifique spécialité maths option </text:span><text:span text:style-name="T2">SVT</text:span></text:p>
      <text:p text:style-name="P15"><text:span text:style-name="T49"><office:annotation office:name="__Annotation__632_103780429" loext:resolved="false"><dc:creator>Auteur inconnu</dc:creator><dc:date>2023-09-08T10:13:29.988876587</dc:date><text:p text:style-name="P62"><text:span text:style-name="T109">Préciser les options + mettre si 1</text:span><text:span text:style-name="T112">er</text:span><text:span text:style-name="T109"> année faite</text:span></text:p></office:annotation></text:span><text:span text:style-name="T80">20</text:span><text:span text:style-name="T82">2</text:span><text:span text:style-name="T85">3</text:span><text:span text:style-name="T80">/20</text:span><text:span text:style-name="T81">2</text:span><text:span text:style-name="T85">4</text:span><text:span text:style-name="T80"> : </text:span><text:span text:style-name="T1">IUT de Belfort : 2e</text:span><text:span text:style-name="T7"> </text:span><text:span text:style-name="T1">année en </text:span><text:span text:style-name="T111"><office:annotation office:name="__Annotation__759_103780429" loext:resolved="false"><dc:creator>Auteur inconnu</dc:creator><dc:date>2023-09-08T10:38:00.479721261</dc:date><text:p text:style-name="P62"><text:span text:style-name="T109">Traduire </text:span></text:p></office:annotation></text:span><text:span text:style-name="T3">B</text:span><text:span text:style-name="T1">UT</text:span><office:annotation-end office:name="__Annotation__759_103780429"/><text:span text:style-name="T1"> Informatique</text:span><office:annotation-end office:name="__Annotation__631_103780429"/><office:annotation-end office:name="__Annotation__632_103780429"/></text:p>
      <text:p text:style-name="P5"/>
      <text:h text:style-name="Heading_20_2" text:outline-level="2">PROJETS SCOLAIRES</text:h>
      <text:p text:style-name="P16"><office:annotation office:name="__Annotation__626_103780429" loext:resolved="false"><dc:creator>Auteur inconnu</dc:creator><dc:date>2023-09-08T10:09:38.713074563</dc:date><text:p text:style-name="P62"><text:span text:style-name="T109">Détailler les projets</text:span></text:p></office:annotation><text:span text:style-name="T80">202</text:span><text:span text:style-name="T85">2</text:span><text:span text:style-name="T80">/</text:span><text:span text:style-name="T84">2</text:span><text:span text:style-name="T80">02</text:span><text:span text:style-name="T85">4</text:span><text:span text:style-name="T80"> </text:span><text:span text:style-name="T1">: Réalisation de projets en groupe (création d’applications/sites)</text:span></text:p>
      <text:p text:style-name="P5"><office:annotation-end office:name="__Annotation__626_103780429"/></text:p>
      <text:h text:style-name="Heading_20_2" text:outline-level="2"><text:span text:style-name="T46">LANGUE</text:span><text:span text:style-name="T47">S</text:span></text:h>
      <text:p text:style-name="P8"><office:annotation office:name="__Annotation__627_103780429" loext:resolved="false"><dc:creator>Auteur inconnu</dc:creator><dc:date>2023-09-08T10:09:48.905863114</dc:date><text:p text:style-name="P62"><text:span text:style-name="T109">Préciser le niveau</text:span></text:p></office:annotation>Anglais : niveau bac</text:p>
      <text:p text:style-name="P4">Allemand : notions<office:annotation-end office:name="__Annotation__627_103780429"/></text:p>
      <text:p text:style-name="P4"/>
      <text:h text:style-name="Heading_20_2" text:outline-level="2">DIVERS</text:h>
      <text:p text:style-name="P4"><office:annotation office:name="__Annotation__629_103780429" loext:resolved="false"><dc:creator>Auteur inconnu</dc:creator><dc:date>2023-09-08T10:10:40.599490250</dc:date><text:p text:style-name="P62"><text:span text:style-name="T109">Préciser</text:span></text:p></office:annotation>Snowboard tous les hivers à la station de ski de Métabief</text:p>
      <text:p text:style-name="P4">Lecture</text:p>
      <text:p text:style-name="P6">Randonnées<office:annotation-end office:name="__Annotation__629_103780429"/></text:p>
      <text:p text:style-name="P7"><office:annotation office:name="__Annotation__628_103780429" loext:resolved="false"><dc:creator>Auteur inconnu</dc:creator><dc:date>2023-09-08T10:10:14.033681163</dc:date><text:p text:style-name="P62"><text:span text:style-name="T109">Mettre dans l’en-tête + préciser permis</text:span></text:p></office:annotation>Permis<office:annotation-end office:name="__Annotation__628_103780429"/></text:p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44"/>
            <text:p text:style-name="P45">Pierre MARTIN</text:p>
            <text:p text:style-name="P47"><text:span text:style-name="T104">23/01/200</text:span><text:span text:style-name="T105">4</text:span><text:span text:style-name="T106"><text:tab/><text:tab/><text:tab/><text:tab/><text:tab/><text:tab/><text:tab/></text:span><text:span text:style-name="T104">03 81 00 00 00</text:span></text:p>
            <text:p text:style-name="P47"><text:span text:style-name="T104">5 rue des Champs</text:span><text:span text:style-name="T106"><text:tab/><text:tab/><text:tab/><text:tab/><text:tab/><text:tab/></text:span><text:span text:style-name="T104">06 00 00 00 00</text:span></text:p>
            <text:p text:style-name="P39">25 370 Métabief<text:tab/><text:tab/><text:tab/><text:tab/><text:tab/><text:tab/><text:tab/>pierre.martin5@univ-fcomte.fr</text:p>
            <text:p text:style-name="P48"><text:span text:style-name="T104">Permis B</text:span><text:span text:style-name="T106"><text:tab/><text:tab/><text:tab/><text:tab/><text:tab/><text:tab/><text:tab/><text:tab/></text:span><text:span text:style-name="T104">https://github.com/PMartin5</text:span></text:p>
            <text:p text:style-name="P40">Véhicule personnel</text:p>
            <text:p text:style-name="P43"/>
            <text:p text:style-name="P46">RECHERCHE UN STAGE D’ANALYSTE-PROGRAMMEUR</text:p>
            <text:p text:style-name="P49"/>
          </table:table-cell>
        </table:table-row>
      </table:table>
      <text:h text:style-name="Heading_20_2" text:outline-level="2">FORMATION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5">202<text:span text:style-name="T107">2</text:span>/202<text:span text:style-name="T107">5</text:span></text:p>
            <text:p text:style-name="P18"/>
            <text:p text:style-name="P18"/>
            <text:p text:style-name="Text_20_body"/>
            <text:p text:style-name="P25">202<text:span text:style-name="T107">2</text:span></text:p>
          </table:table-cell>
          <table:table-cell table:style-name="Tableau1.A1" office:value-type="string">
            <text:p text:style-name="P11">Préparation d’<text:span text:style-name="T78">un</text:span><text:span text:style-name="T41"> </text:span><text:span text:style-name="T39">B</text:span><text:span text:style-name="T36">UT</text:span><text:span text:style-name="T35"> informatique </text:span><text:span text:style-name="T42">(</text:span><text:span text:style-name="T44">Bachelor</text:span><text:span text:style-name="T42"> Universitaire de Technologie) </text:span><text:span text:style-name="T40">–</text:span> IUT <text:span text:style-name="T108">Nord Franche-comté</text:span> (Belfort) – première année validée</text:p>
            <text:p text:style-name="Text_20_body"><office:annotation office:name="__Annotation__760_103780429" loext:resolved="false"><dc:creator>Auteur inconnu</dc:creator><dc:date>2023-09-08T10:39:40.712336250</dc:date><text:p text:style-name="P62"><text:span text:style-name="T109">Si CV vide on précise</text:span></text:p></office:annotation>Algorithmique et programmation ; architecture, systèmes et réseaux ; outils et modèles du génie logiciel<office:annotation-end office:name="__Annotation__760_103780429"/></text:p>
            <text:p text:style-name="P10"><text:span text:style-name="T35">Baccalauréat Scientifique </text:span>spécialité mathématiques, option sciences de la vie et de la terre</text:p>
          </table:table-cell>
        </table:table-row>
      </table:table>
      <text:h text:style-name="Heading_20_2" text:outline-level="2"><office:annotation office:name="__Annotation__761_103780429" loext:resolved="false"><dc:creator>Auteur inconnu</dc:creator><dc:date>2023-09-08T10:40:41.239688918</dc:date><text:p text:style-name="P62"><text:span text:style-name="T110">Ranger compétence</text:span></text:p><text:p text:style-name="P62"><text:span text:style-name="T110">En 1er les compétence utilie pour le stage</text:span></text:p><text:p text:style-name="P62"><text:span text:style-name="T110"/></text:p><text:p text:style-name="P63"><text:span text:style-name="T110">Savoir,faire est indispensable</text:span></text:p><text:p text:style-name="P62"><text:span text:style-name="T110"/></text:p></office:annotation>COMPÉTENCES INFORMATIQUES</text:h>
      <text:p text:style-name="Quotations"><text:span text:style-name="T95">Langages</text:span><text:span text:style-name="T72"> </text:span><text:span text:style-name="T50"><text:tab/><text:tab/></text:span><text:span text:style-name="T9">C, Python, Java, </text:span><text:span text:style-name="T10">Java</text:span><text:span text:style-name="T34">S</text:span><text:span text:style-name="T10">cr</text:span><text:span text:style-name="T11">i</text:span><text:span text:style-name="T10">pt, </text:span><text:span text:style-name="T9">HTML, PHP, CSS</text:span></text:p>
      <text:p text:style-name="Quotations"><text:span text:style-name="T96">Analyse</text:span><text:span text:style-name="T9"> <text:tab/><text:tab/>Merise, </text:span><text:span text:style-name="T11">UML</text:span></text:p>
      <text:p text:style-name="Quotations"><text:span text:style-name="T88">Base de données</text:span><text:span text:style-name="T16"><text:tab/></text:span><text:span text:style-name="T17">MySQL</text:span></text:p>
      <text:p text:style-name="P31"><text:span text:style-name="Strong_20_Emphasis"><text:span text:style-name="T61">Framework<text:tab/><text:tab/></text:span></text:span><text:span text:style-name="Strong_20_Emphasis"><text:span text:style-name="T58">Symfony</text:span></text:span></text:p>
      <text:p text:style-name="Quotations"><text:span text:style-name="Strong_20_Emphasis"><text:span text:style-name="T60">Système</text:span></text:span><text:span text:style-name="Strong_20_Emphasis"><text:span text:style-name="T56"> <text:tab/><text:tab/></text:span></text:span><text:span text:style-name="Strong_20_Emphasis"><text:span text:style-name="T57">GNU/Linux</text:span></text:span></text:p>
      <text:p text:style-name="Quotations"><text:span text:style-name="T89">Logiciels</text:span><text:span text:style-name="T5"> <text:tab/><text:tab/>Photoshop, Notepad++, suite Office…</text:span></text:p>
      <text:p text:style-name="Quotations"><text:span text:style-name="T90">Savoir-faire</text:span><text:span text:style-name="T5"><text:tab/><text:tab/></text:span><text:span text:style-name="T6">Analyse d'un cahier des charges...</text:span><office:annotation-end office:name="__Annotation__761_103780429"/></text:p>
      <text:h text:style-name="Heading_20_2" text:outline-level="2">LANGUE</text:h>
      <text:p text:style-name="Quotations"><text:span text:style-name="T62">Anglais technique</text:span><text:span text:style-name="T63"> (informatique) : </text:span><text:span text:style-name="T33">niveau expérimenté</text:span><text:span text:style-name="T35"> </text:span><text:span text:style-name="T38">(C1)</text:span></text:p>
      <text:h text:style-name="Heading_20_2" text:outline-level="2">EXPÉRIENCES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3"><office:annotation office:name="__Annotation__762_103780429" loext:resolved="false"><dc:creator>Auteur inconnu</dc:creator><dc:date>2023-09-08T10:42:19.031577348</dc:date><text:p text:style-name="P62"><text:span text:style-name="T109">Mettre la SAE de S3</text:span></text:p></office:annotation>202<text:span text:style-name="T107">3</text:span>/202<text:span text:style-name="T107">4</text:span></text:p>
            <text:p text:style-name="P23">octobre à mars<office:annotation-end office:name="__Annotation__762_103780429"/></text:p>
            <text:p text:style-name="P36"/>
            <text:p text:style-name="P24">202<text:span text:style-name="T107">3</text:span></text:p>
            <text:p text:style-name="P22">juillet et août</text:p>
            <text:p text:style-name="P29"/>
            <text:p text:style-name="P28"><text:span text:style-name="T75">Mai </text:span>202<text:span text:style-name="T71">2</text:span></text:p>
            <text:p text:style-name="P26">Mars 2022</text:p>
            <text:p text:style-name="P27"><text:span text:style-name="T64">202</text:span><text:span text:style-name="T65">1</text:span><text:span text:style-name="T64"> et 202</text:span><text:span text:style-name="T65">2</text:span></text:p>
            <text:p text:style-name="P28">juillet et août</text:p>
            <text:p text:style-name="P23">Juillet 202<text:span text:style-name="T71">0</text:span></text:p>
          </table:table-cell>
          <table:table-cell table:style-name="Tableau2.A1" office:value-type="string">
            <text:p text:style-name="P19"><text:span text:style-name="Strong_20_Emphasis"><text:span text:style-name="T59">C</text:span></text:span><text:span text:style-name="T18">réation d’un</text:span><text:a xlink:type="simple" xlink:href="https://github.com/" text:style-name="Internet_20_link" text:visited-style-name="Visited_20_Internet_20_Link"> logiciel de détection de plagiat<text:span text:style-name="T19">, «</text:span><text:span text:style-name="T20"> Xana </text:span>»</text:a><text:span text:style-name="T19">, Belfort</text:span></text:p>
            <text:list text:style-name="L1">
              <text:list-item>
                <text:p text:style-name="P56">Langages utilisés : Python ; HTML ; CSS ; JavaScript</text:p>
              </text:list-item>
              <text:list-item>
                <text:p text:style-name="P60">Projet <text:span text:style-name="T67">à l’IUT dans un </text:span>groupe de huit étudiants</text:p>
              </text:list-item>
            </text:list>
            <text:p text:style-name="P17"><text:span text:style-name="T13">Employé au syndicat Mixte du Mont d’Or</text:span><text:span text:style-name="T14">, Métabief </text:span><text:span text:style-name="T15">(Doubs)</text:span></text:p>
            <text:list text:style-name="L2">
              <text:list-item>
                <text:p text:style-name="P57">Accueil des visiteurs</text:p>
              </text:list-item>
              <text:list-item>
                <text:p text:style-name="P61">Classement de documents…</text:p>
              </text:list-item>
            </text:list>
            <text:p text:style-name="P34"><text:span text:style-name="T53">Créa</text:span><text:span text:style-name="T54">t</text:span><text:span text:style-name="T53">ion d’une</text:span><text:span text:style-name="T68"> </text:span><text:span text:style-name="T52">interface graphique</text:span><text:span text:style-name="T50"> avec horloge et calendrier en C++</text:span></text:p>
            <text:p text:style-name="P35"><text:span text:style-name="T53">Création d’un j</text:span><text:span text:style-name="T35">eu</text:span> de labyrinthe avec Python</text:p>
            <text:p text:style-name="P33"><text:span text:style-name="T35">Surveillant au site de dépôt de déchets verts</text:span><text:span text:style-name="T69">, </text:span><text:span text:style-name="T70">mairie de Métabief</text:span></text:p>
            <text:p text:style-name="P32"><text:span text:style-name="T28">Ouvrier agricole</text:span><text:span text:style-name="T30">, « La Ferme du Haut », </text:span><text:span text:style-name="T29">Draguignan (Var)</text:span></text:p>
          </table:table-cell>
        </table:table-row>
      </table:table>
      <text:h text:style-name="Heading_20_2" text:outline-level="2">CENTRES D’INTÉRÊT</text:h>
      <text:p text:style-name="Quotations"><text:span text:style-name="T66">·</text:span><office:annotation office:name="__Annotation__849_103780429" loext:resolved="false"><dc:creator>Auteur inconnu</dc:creator><dc:date>2023-09-08T10:46:58.782218201</dc:date><text:p text:style-name="P62"><text:span text:style-name="T109">Obligatoire + préciser site</text:span></text:p></office:annotation><text:span text:style-name="T51"> </text:span><text:span text:style-name="T48">Veille informatique (Les Numériques, Tech2Tech, Hitek…)</text:span><office:annotation-end office:name="__Annotation__849_103780429"/></text:p>
      <text:p text:style-name="Quotations"><text:span text:style-name="T66">·</text:span><text:span text:style-name="T51"> </text:span><text:span text:style-name="T49">Snowboard depuis 201</text:span><text:span text:style-name="T32">4</text:span></text:p>
      <text:p text:style-name="Quotations"><text:span text:style-name="T66">·</text:span><text:span text:style-name="T51"> </text:span>Ran<text:span text:style-name="T103">données en groupe en</text:span> montagn<text:span text:style-name="T103">e</text:span></text:p>
      <text:p text:style-name="P9"><text:span text:style-name="T66">·</text:span><text:span text:style-name="T51"> </text:span>Littérature d’anticipation (Huxley, Orwell, Barjavel, <text:span text:style-name="T102">Heinlein, Damasio</text:span>…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adornments="Normal" style:font-family-generic="swiss" style:font-pitch="variable"/>
    <style:font-face style:name="Arial-BoldMT" svg:font-family="Arial-BoldMT"/>
    <style:font-face style:name="ArialMT" svg:font-family="ArialMT" style:font-family-generic="swiss"/>
    <style:font-face style:name="DejaVu Sans" svg:font-family="'DejaVu Sans'" style:font-family-generic="system" style:font-pitch="variable"/>
    <style:font-face style:name="LMRoman10-Regular" svg:font-family="LMRoman10-Regular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Lohit Hindi2" svg:font-family="'Lohit Hindi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 style:font-charset="x-symbol"/>
    <style:font-face style:name="Tahoma" svg:font-family="Tahoma" style:font-family-generic="swiss" style:font-pitch="variable"/>
    <style:font-face style:name="Verdana" svg:font-family="Verdana" style:font-family-generic="swiss"/>
    <style:font-face style:name="Wingdings" svg:font-family="Wingdings" style:font-charset="x-symbol"/>
    <style:font-face style:name="Wingdings-Regular" svg:font-family="Wingdings-Regular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fr" fo:country="FR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fr" fo:country="FR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Liberation Sans2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/>
      <style:text-properties fo:color="#000000" loext:opacity="100%" style:font-name="Liberation Sans2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Quotations" style:family="paragraph" style:parent-style-name="Standard" style:class="html">
      <style:paragraph-properties fo:margin-left="0cm" fo:margin-right="0cm" fo:margin-top="0cm" fo:margin-bottom="0.049cm" style:contextual-spacing="false" fo:text-align="justify" style:justify-single-word="false" fo:text-indent="0cm" style:auto-text-indent="false"/>
      <style:text-properties fo:color="#000000" loext:opacity="100%" style:font-name="Liberation Sans2" fo:font-family="'Liberation Sans'" style:font-style-name="Normal" style:font-family-generic="swiss" style:font-pitch="variable" fo:font-weight="normal" style:font-size-asian="10.5pt"/>
    </style:style>
    <style:style style:name="Title" style:family="paragraph" style:parent-style-name="Heading" style:next-style-name="Text_20_body" style:class="chapter">
      <style:paragraph-properties fo:margin-top="0cm" fo:margin-bottom="0.409cm" style:contextual-spacing="false" fo:text-align="center" style:justify-single-word="false"/>
      <style:text-properties fo:color="#000058" loext:opacity="100%" style:font-name="Liberation Sans1" fo:font-family="'Liberation Sans'" style:font-style-name="Gras" style:font-family-generic="swiss" style:font-pitch="variable" fo:font-size="2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19cm" fo:margin-bottom="0.109cm" style:contextual-spacing="false"/>
      <style:text-properties fo:color="#000058" loext:opacity="100%" style:font-name="Liberation Sans1" fo:font-family="'Liberation Sans'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19cm" fo:margin-bottom="0.109cm" style:contextual-spacing="false" fo:padding="0.049cm" fo:border-left="none" fo:border-right="none" fo:border-top="none" fo:border-bottom="1.05pt solid #000084"/>
      <style:text-properties fo:color="#000084" loext:opacity="100%"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.3cm" style:contextual-spacing="false" fo:text-indent="-0.598cm" style:auto-text-indent="false" text:number-lines="false" text:line-number="0"/>
      <style:text-properties style:font-name="Liberation Sans2" fo:font-family="'Liberation Sans'" style:font-style-name="Normal" style:font-family-generic="swiss" style:font-pitch="variable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3cm" fo:margin-bottom="1.3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35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9-01T10:09:31.593887060</meta:creation-date>
    <dc:date>2023-09-08T10:48:16.621213054</dc:date>
    <meta:editing-duration>PT17H15M31S</meta:editing-duration>
    <meta:editing-cycles>126</meta:editing-cycles>
    <meta:generator>LibreOffice/7.5.5.2$Linux_X86_64 LibreOffice_project/50$Build-2</meta:generator>
    <meta:document-statistic meta:table-count="4" meta:image-count="1" meta:object-count="0" meta:page-count="4" meta:paragraph-count="88" meta:word-count="616" meta:character-count="3896" meta:non-whitespace-character-count="3337"/>
  </office:meta>
</office:document-meta>
</file>